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096cm" fo:min-width="0.603cm"/>
    </style:style>
    <style:style style:name="gr3" style:family="graphic" style:parent-style-name="standard">
      <style:graphic-properties draw:textarea-horizontal-align="justify" draw:textarea-vertical-align="middle" draw:auto-grow-height="false" fo:min-height="1.095cm" fo:min-width="2.077cm"/>
    </style:style>
    <style:style style:name="gr4" style:family="graphic" style:parent-style-name="standard">
      <style:graphic-properties draw:textarea-horizontal-align="justify" draw:textarea-vertical-align="middle" draw:auto-grow-height="false" fo:min-height="0.607cm" fo:min-width="3.533cm"/>
    </style:style>
    <style:style style:name="gr5" style:family="graphic" style:parent-style-name="standard">
      <style:graphic-properties draw:textarea-horizontal-align="justify" draw:textarea-vertical-align="middle" draw:auto-grow-height="false" fo:min-height="0.275cm" fo:min-width="4.076cm"/>
    </style:style>
    <style:style style:name="gr6" style:family="graphic" style:parent-style-name="standard">
      <style:graphic-properties draw:textarea-horizontal-align="justify" draw:textarea-vertical-align="middle" draw:auto-grow-height="false" fo:min-height="0.037cm" fo:min-width="6.009cm"/>
    </style:style>
    <style:style style:name="gr7" style:family="graphic" style:parent-style-name="standard">
      <style:graphic-properties draw:textarea-horizontal-align="justify" draw:textarea-vertical-align="middle" draw:auto-grow-height="false" fo:min-height="0.037cm" fo:min-width="11.596cm"/>
    </style:style>
    <style:style style:name="gr8" style:family="graphic" style:parent-style-name="standard">
      <style:graphic-properties draw:textarea-horizontal-align="justify" draw:textarea-vertical-align="middle" draw:auto-grow-height="false" fo:min-height="5.211cm" fo:min-width="2.215cm"/>
    </style:style>
    <style:style style:name="gr9" style:family="graphic" style:parent-style-name="standard">
      <style:graphic-properties draw:textarea-horizontal-align="justify" draw:textarea-vertical-align="middle" draw:auto-grow-height="false" fo:min-height="1.095cm" fo:min-width="3.347cm"/>
    </style:style>
    <style:style style:name="gr10" style:family="graphic" style:parent-style-name="standard">
      <style:graphic-properties draw:textarea-horizontal-align="justify" draw:textarea-vertical-align="middle" draw:auto-grow-height="false" fo:min-height="0.607cm" fo:min-width="4.041cm"/>
    </style:style>
    <style:style style:name="gr11" style:family="graphic" style:parent-style-name="standard">
      <style:graphic-properties draw:textarea-horizontal-align="justify" draw:textarea-vertical-align="middle" draw:auto-grow-height="false" fo:min-height="0.275cm" fo:min-width="5.93cm"/>
    </style:style>
    <style:style style:name="gr12" style:family="graphic" style:parent-style-name="standard">
      <style:graphic-properties draw:textarea-horizontal-align="justify" draw:textarea-vertical-align="middle" draw:auto-grow-height="false" fo:min-height="5.465cm" fo:min-width="1.199cm"/>
    </style:style>
    <style:style style:name="gr13" style:family="graphic" style:parent-style-name="text">
      <style:graphic-properties draw:stroke="none" svg:stroke-color="#000000" draw:fill="none" draw:fill-color="#ffffff" fo:min-height="0.512cm"/>
    </style:style>
    <style:style style:name="gr14" style:family="graphic" style:parent-style-name="text">
      <style:graphic-properties draw:stroke="none" svg:stroke-color="#000000" draw:fill="none" draw:fill-color="#ffffff" fo:min-height="0.239cm"/>
    </style:style>
    <style:style style:name="gr15" style:family="graphic" style:parent-style-name="text">
      <style:graphic-properties draw:stroke="none" svg:stroke-color="#000000" draw:fill="none" draw:fill-color="#ffffff" fo:min-height="0.477cm"/>
    </style:style>
    <style:style style:name="gr16" style:family="graphic" style:parent-style-name="text">
      <style:graphic-properties draw:stroke="none" svg:stroke-color="#000000" draw:fill="none" draw:fill-color="#ffffff" fo:min-height="0.258cm"/>
    </style:style>
    <style:style style:name="gr17" style:family="graphic" style:parent-style-name="standard">
      <style:graphic-properties draw:stroke="none" svg:stroke-color="#000000" draw:fill="none" draw:fill-color="#ffffff" fo:min-height="0.239cm"/>
    </style:style>
    <style:style style:name="gr18" style:family="graphic" style:parent-style-name="standard">
      <style:graphic-properties draw:stroke="none" svg:stroke-color="#000000" draw:fill="none" draw:fill-color="#ffffff" fo:min-height="0.385cm"/>
    </style:style>
    <style:style style:name="gr19" style:family="graphic" style:parent-style-name="standard">
      <style:graphic-properties draw:stroke="none" svg:stroke-color="#000000" draw:fill="none" draw:fill-color="#ffffff" fo:min-height="0.477cm"/>
    </style:style>
    <style:style style:name="gr20" style:family="graphic" style:parent-style-name="standard">
      <style:graphic-properties draw:stroke="none" svg:stroke-color="#000000" draw:fill="none" draw:fill-color="#ffffff" fo:min-height="0.512cm"/>
    </style:style>
    <style:style style:name="gr21" style:family="graphic" style:parent-style-name="standard">
      <style:graphic-properties draw:stroke="none" svg:stroke-color="#000000" draw:fill="none" draw:fill-color="#ffffff" fo:min-height="0.258cm"/>
    </style:style>
    <style:style style:name="gr22" style:family="graphic" style:parent-style-name="standard">
      <style:graphic-properties draw:stroke="none" svg:stroke-color="#000000" draw:fill="none" draw:fill-color="#ffffff" fo:min-height="0.893cm"/>
    </style:style>
    <style:style style:name="gr23" style:family="graphic" style:parent-style-name="standard">
      <style:graphic-properties draw:textarea-horizontal-align="justify" draw:textarea-vertical-align="middle" draw:auto-grow-height="false" fo:min-height="2.043cm" fo:min-width="1.769cm"/>
    </style:style>
    <style:style style:name="gr24" style:family="graphic" style:parent-style-name="standard">
      <style:graphic-properties draw:stroke="none" svg:stroke-color="#000000" draw:fill="none" draw:fill-color="#ffffff" fo:min-height="2.417cm"/>
    </style:style>
    <style:style style:name="gr25" style:family="graphic" style:parent-style-name="standard">
      <style:graphic-properties draw:fill-color="#111111" draw:textarea-horizontal-align="justify" draw:textarea-vertical-align="middle" draw:auto-grow-height="false" fo:min-height="0cm" fo:min-width="0.723cm"/>
    </style:style>
    <style:style style:name="gr26" style:family="graphic" style:parent-style-name="standard">
      <style:graphic-properties draw:fill-color="#111111" draw:textarea-horizontal-align="justify" draw:textarea-vertical-align="middle" draw:auto-grow-height="false" fo:min-height="0cm" fo:min-width="0.366cm"/>
    </style:style>
    <style:style style:name="gr27" style:family="graphic" style:parent-style-name="standard">
      <style:graphic-properties draw:fill-color="#111111" draw:textarea-horizontal-align="justify" draw:textarea-vertical-align="middle" draw:auto-grow-height="false" fo:min-height="0cm" fo:min-width="0.278cm"/>
    </style:style>
    <style:style style:name="gr28" style:family="graphic" style:parent-style-name="standard">
      <style:graphic-properties draw:fill-color="#111111" draw:textarea-horizontal-align="justify" draw:textarea-vertical-align="middle" draw:auto-grow-height="false" fo:min-height="0cm" fo:min-width="0.389cm"/>
    </style:style>
    <style:style style:name="gr29" style:family="graphic" style:parent-style-name="standard">
      <style:graphic-properties draw:fill-color="#111111" draw:textarea-horizontal-align="justify" draw:textarea-vertical-align="middle" draw:auto-grow-height="false" fo:min-height="0cm" fo:min-width="0.834cm"/>
    </style:style>
    <style:style style:name="gr30" style:family="graphic" style:parent-style-name="standard">
      <style:graphic-properties draw:stroke="none" draw:fill="none" fo:min-height="0.354cm"/>
    </style:style>
    <style:style style:name="gr31" style:family="graphic" style:parent-style-name="standard">
      <style:graphic-properties draw:stroke="none" draw:fill="none" fo:min-height="1.057cm"/>
    </style:style>
    <style:style style:name="gr32" style:family="graphic" style:parent-style-name="standard">
      <style:graphic-properties draw:stroke="none" draw:fill="none" fo:min-height="0.705cm"/>
    </style:style>
    <style:style style:name="gr33" style:family="graphic" style:parent-style-name="standard">
      <style:graphic-properties draw:stroke="none" svg:stroke-color="#000000" draw:fill="none" draw:fill-color="#ffffff" fo:min-height="1.147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99cm" svg:height="5.715cm" svg:x="2.905cm" svg:y="8.38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17.59656652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3" draw:id="id3" draw:layer="layout" svg:width="1.968cm" svg:height="3.21cm" svg:x="5.755cm" svg:y="9.55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490.707692307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xml:id="id5" draw:id="id5" draw:layer="layout" svg:width="3.025cm" svg:height="1.792cm" svg:x="8.473cm" svg:y="10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7" draw:id="id7" draw:layer="layout" svg:width="4.318cm" svg:height="1.141cm" svg:x="12.333cm" svg:y="10.7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9" draw:id="id9" draw:layer="layout" svg:width="4.75cm" svg:height="0.698cm" svg:x="17.637cm" svg:y="10.9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6.604cm" svg:height="0.381cm" svg:x="23.479cm" svg:y="11.1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2.191cm" svg:height="0.381cm" svg:x="31.118cm" svg:y="11.13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715cm" svg:height="5.461cm" svg:x="67.209cm" svg:y="8.3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012.23529411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4.295cm" svg:height="1.792cm" svg:x="58.039cm" svg:y="10.371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" draw:layer="layout" svg:width="4.826cm" svg:height="1.141cm" svg:x="52.216cm" svg:y="10.754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6.604cm" svg:height="0.698cm" svg:x="44.442cm" svg:y="10.97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" draw:layer="layout" svg:width="1.699cm" svg:height="5.715cm" svg:x="71.139cm" svg:y="8.23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17.59656652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2" draw:layer="layout" svg:width="1.016cm" svg:height="0.762cm" svg:x="2.905cm" svg:y="8.639cm">
          <draw:text-box>
            <text:p><text:span text:style-name="T1">16</text:span><text:span text:style-name="T1">0</text:span></text:p>
          </draw:text-box>
        </draw:frame>
        <draw:frame draw:style-name="gr13" draw:text-style-name="P2" draw:layer="layout" svg:width="1.016cm" svg:height="0.762cm" svg:x="2.143cm" svg:y="11.714cm">
          <draw:text-box>
            <text:p><text:span text:style-name="T1">1</text:span><text:span text:style-name="T1">6</text:span><text:span text:style-name="T1">0</text:span></text:p>
          </draw:text-box>
        </draw:frame>
        <draw:frame draw:style-name="gr14" draw:text-style-name="P2" draw:layer="layout" svg:width="0.381cm" svg:height="0.489cm" svg:x="4.202cm" svg:y="8.004cm">
          <draw:text-box>
            <text:p><text:span text:style-name="T1">3</text:span></text:p>
          </draw:text-box>
        </draw:frame>
        <draw:frame draw:style-name="gr15" draw:text-style-name="P2" draw:layer="layout" svg:width="0.762cm" svg:height="0.727cm" svg:x="6.842cm" svg:y="9.163cm">
          <draw:text-box>
            <text:p><text:span text:style-name="T1">16</text:span></text:p>
          </draw:text-box>
        </draw:frame>
        <draw:frame draw:style-name="gr16" draw:text-style-name="P2" draw:layer="layout" svg:width="0.762cm" svg:height="0.508cm" svg:x="5.699cm" svg:y="9.536cm">
          <draw:text-box>
            <text:p><text:span text:style-name="T1">80</text:span></text:p>
          </draw:text-box>
        </draw:frame>
        <draw:frame draw:style-name="gr16" draw:text-style-name="P2" draw:layer="layout" svg:width="0.762cm" svg:height="0.508cm" svg:x="5.164cm" svg:y="11.441cm">
          <draw:text-box>
            <text:p><text:span text:style-name="T1">80</text:span></text:p>
          </draw:text-box>
        </draw:frame>
        <draw:frame draw:style-name="gr14" draw:text-style-name="P2" draw:layer="layout" svg:width="1.016cm" svg:height="0.489cm" svg:x="9.709cm" svg:y="9.99cm">
          <draw:text-box>
            <text:p><text:span text:style-name="T1">32</text:span></text:p>
          </draw:text-box>
        </draw:frame>
        <draw:frame draw:style-name="gr14" draw:text-style-name="P2" draw:layer="layout" svg:width="0.762cm" svg:height="0.489cm" svg:x="8.039cm" svg:y="10.298cm">
          <draw:text-box>
            <text:p><text:span text:style-name="T1">40</text:span></text:p>
          </draw:text-box>
        </draw:frame>
        <draw:frame draw:style-name="gr14" draw:text-style-name="P2" draw:layer="layout" svg:width="0.762cm" svg:height="0.489cm" svg:x="7.885cm" svg:y="11.306cm">
          <draw:text-box>
            <text:p><text:span text:style-name="T1">40</text:span></text:p>
          </draw:text-box>
        </draw:frame>
        <draw:frame draw:style-name="gr17" draw:text-style-name="P3" draw:layer="layout" svg:width="0.889cm" svg:height="0.489cm" svg:x="14.308cm" svg:y="10.371cm">
          <draw:text-box>
            <text:p>64</text:p>
          </draw:text-box>
        </draw:frame>
        <draw:frame draw:style-name="gr18" draw:text-style-name="P3" draw:layer="layout" svg:width="0.762cm" svg:height="0.635cm" svg:x="11.949cm" svg:y="10.552cm">
          <draw:text-box>
            <text:p>20</text:p>
          </draw:text-box>
        </draw:frame>
        <draw:frame draw:style-name="gr19" draw:text-style-name="P3" draw:layer="layout" svg:width="0.762cm" svg:height="0.727cm" svg:x="11.749cm" svg:y="11.287cm">
          <draw:text-box>
            <text:p>20</text:p>
          </draw:text-box>
        </draw:frame>
        <draw:frame draw:style-name="gr19" draw:text-style-name="P3" draw:layer="layout" svg:width="0.889cm" svg:height="0.727cm" svg:x="19.615cm" svg:y="10.552cm">
          <draw:text-box>
            <text:p>128</text:p>
          </draw:text-box>
        </draw:frame>
        <draw:frame draw:style-name="gr17" draw:text-style-name="P3" draw:layer="layout" svg:width="0.762cm" svg:height="0.489cm" svg:x="17.256cm" svg:y="10.679cm">
          <draw:text-box>
            <text:p>10</text:p>
          </draw:text-box>
        </draw:frame>
        <draw:frame draw:style-name="gr19" draw:text-style-name="P3" draw:layer="layout" svg:width="0.762cm" svg:height="0.727cm" svg:x="17.129cm" svg:y="11.16cm">
          <draw:text-box>
            <text:p>10</text:p>
          </draw:text-box>
        </draw:frame>
        <draw:frame draw:style-name="gr17" draw:text-style-name="P3" draw:layer="layout" svg:width="0.508cm" svg:height="0.489cm" svg:x="23.098cm" svg:y="11.133cm">
          <draw:text-box>
            <text:p>5</text:p>
          </draw:text-box>
        </draw:frame>
        <draw:frame draw:style-name="gr20" draw:text-style-name="P3" draw:layer="layout" svg:width="0.762cm" svg:height="0.762cm" svg:x="23.125cm" svg:y="10.879cm">
          <draw:text-box>
            <text:p>5</text:p>
          </draw:text-box>
        </draw:frame>
        <draw:frame draw:style-name="gr19" draw:text-style-name="P3" draw:layer="layout" svg:width="0.889cm" svg:height="0.727cm" svg:x="26.295cm" svg:y="10.725cm">
          <draw:text-box>
            <text:p>256</text:p>
          </draw:text-box>
        </draw:frame>
        <draw:frame draw:style-name="gr17" draw:text-style-name="P3" draw:layer="layout" svg:width="0.127cm" svg:height="0.489cm" svg:x="31.207cm" svg:y="10.825cm">
          <draw:text-box>
            <text:p>5</text:p>
          </draw:text-box>
        </draw:frame>
        <draw:frame draw:style-name="gr20" draw:text-style-name="P3" draw:layer="layout" svg:width="0.762cm" svg:height="0.762cm" svg:x="30.726cm" svg:y="11.106cm">
          <draw:text-box>
            <text:p>5</text:p>
          </draw:text-box>
        </draw:frame>
        <draw:frame draw:style-name="gr21" draw:text-style-name="P3" draw:layer="layout" svg:width="2.413cm" svg:height="0.508cm" svg:x="36.747cm" svg:y="10.752cm">
          <draw:text-box>
            <text:p>512</text:p>
          </draw:text-box>
        </draw:frame>
        <draw:frame draw:style-name="gr17" draw:text-style-name="P3" draw:layer="layout" svg:width="0.762cm" svg:height="0.489cm" svg:x="44.061cm" svg:y="10.752cm">
          <draw:text-box>
            <text:p>10</text:p>
          </draw:text-box>
        </draw:frame>
        <draw:frame draw:style-name="gr20" draw:text-style-name="P3" draw:layer="layout" svg:width="1.143cm" svg:height="0.762cm" svg:x="43.907cm" svg:y="11.187cm">
          <draw:text-box>
            <text:p>10</text:p>
          </draw:text-box>
        </draw:frame>
        <draw:frame draw:style-name="gr18" draw:text-style-name="P3" draw:layer="layout" svg:width="1.016cm" svg:height="0.635cm" svg:x="47.304cm" svg:y="10.598cm">
          <draw:text-box>
            <text:p>256</text:p>
          </draw:text-box>
        </draw:frame>
        <draw:frame draw:style-name="gr17" draw:text-style-name="P3" draw:layer="layout" svg:width="1.27cm" svg:height="0.489cm" svg:x="51.835cm" svg:y="10.625cm">
          <draw:text-box>
            <text:p>20</text:p>
          </draw:text-box>
        </draw:frame>
        <draw:frame draw:style-name="gr18" draw:text-style-name="P3" draw:layer="layout" svg:width="1.016cm" svg:height="0.635cm" svg:x="51.708cm" svg:y="11.26cm">
          <draw:text-box>
            <text:p>20</text:p>
          </draw:text-box>
        </draw:frame>
        <draw:frame draw:style-name="gr18" draw:text-style-name="P3" draw:layer="layout" svg:width="1.397cm" svg:height="0.635cm" svg:x="54.121cm" svg:y="10.344cm">
          <draw:text-box>
            <text:p>128</text:p>
          </draw:text-box>
        </draw:frame>
        <draw:frame draw:style-name="gr18" draw:text-style-name="P3" draw:layer="layout" svg:width="1.397cm" svg:height="0.635cm" svg:x="59.917cm" svg:y="9.99cm">
          <draw:text-box>
            <text:p>64</text:p>
          </draw:text-box>
        </draw:frame>
        <draw:frame draw:style-name="gr17" draw:text-style-name="P3" draw:layer="layout" svg:width="1.016cm" svg:height="0.489cm" svg:x="57.785cm" svg:y="10.271cm">
          <draw:text-box>
            <text:p>40</text:p>
          </draw:text-box>
        </draw:frame>
        <draw:frame draw:style-name="gr22" draw:text-style-name="P3" draw:layer="layout" svg:width="2.032cm" svg:height="1.143cm" svg:x="57.531cm" svg:y="11.287cm">
          <draw:text-box>
            <text:p>40</text:p>
          </draw:text-box>
        </draw:frame>
        <draw:custom-shape draw:style-name="gr23" draw:text-style-name="P1" draw:layer="layout" svg:width="3.025cm" svg:height="3.048cm" svg:x="63.246cm" svg:y="9.6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" draw:text-style-name="P3" draw:layer="layout" svg:width="0.889cm" svg:height="0.489cm" svg:x="64.697cm" svg:y="9.247cm">
          <draw:text-box>
            <text:p>32</text:p>
          </draw:text-box>
        </draw:frame>
        <draw:frame draw:style-name="gr21" draw:text-style-name="P3" draw:layer="layout" svg:width="1.016cm" svg:height="0.508cm" svg:x="63.138cm" svg:y="9.609cm">
          <draw:text-box>
            <text:p>80</text:p>
          </draw:text-box>
        </draw:frame>
        <draw:frame draw:style-name="gr22" draw:text-style-name="P3" draw:layer="layout" svg:width="1.778cm" svg:height="1.143cm" svg:x="62.703cm" svg:y="11.206cm">
          <draw:text-box>
            <text:p>80</text:p>
          </draw:text-box>
        </draw:frame>
        <draw:frame draw:style-name="gr21" draw:text-style-name="P3" draw:layer="layout" svg:width="1.27cm" svg:height="0.508cm" svg:x="67.31cm" svg:y="8.52cm">
          <draw:text-box>
            <text:p>160</text:p>
          </draw:text-box>
        </draw:frame>
        <draw:frame draw:style-name="gr24" draw:text-style-name="P3" draw:layer="layout" svg:width="3.302cm" svg:height="2.667cm" svg:x="66.475cm" svg:y="11.414cm">
          <draw:text-box>
            <text:p>160</text:p>
          </draw:text-box>
        </draw:frame>
        <draw:frame draw:style-name="gr18" draw:text-style-name="P3" draw:layer="layout" svg:width="1.778cm" svg:height="0.635cm" svg:x="68.861cm" svg:y="7.912cm">
          <draw:text-box>
            <text:p>16</text:p>
          </draw:text-box>
        </draw:frame>
        <draw:frame draw:style-name="gr21" draw:text-style-name="P3" draw:layer="layout" svg:width="2.667cm" svg:height="0.508cm" svg:x="71.266cm" svg:y="8.493cm">
          <draw:text-box>
            <text:p>160</text:p>
          </draw:text-box>
        </draw:frame>
        <draw:frame draw:style-name="gr18" draw:text-style-name="P3" draw:layer="layout" svg:width="1.778cm" svg:height="0.635cm" svg:x="70.469cm" svg:y="11.465cm">
          <draw:text-box>
            <text:p>160</text:p>
          </draw:text-box>
        </draw:frame>
        <draw:frame draw:style-name="gr21" draw:text-style-name="P3" draw:layer="layout" svg:width="2.159cm" svg:height="0.508cm" svg:x="72.382cm" svg:y="7.877cm">
          <draw:text-box>
            <text:p>3</text:p>
          </draw:text-box>
        </draw:frame>
        <draw:custom-shape draw:style-name="gr25" draw:text-style-name="P4" draw:layer="layout" svg:width="1.397cm" svg:height="0.127cm" svg:x="4.175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0.989cm" svg:height="0.127cm" svg:x="7.477cm" svg:y="11.2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draw:layer="layout" svg:width="0.889cm" svg:height="0.127cm" svg:x="11.287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draw:layer="layout" svg:width="0.889cm" svg:height="0.127cm" svg:x="16.494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" draw:layer="layout" svg:width="1.016cm" svg:height="0.127cm" svg:x="22.336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draw:layer="layout" svg:width="0.889cm" svg:height="0.127cm" svg:x="30.083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xml:id="id10" draw:id="id10" draw:layer="layout" svg:width="0.889cm" svg:height="0.127cm" svg:x="43.291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xml:id="id8" draw:id="id8" draw:layer="layout" svg:width="0.889cm" svg:height="0.127cm" svg:x="50.938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xml:id="id6" draw:id="id6" draw:layer="layout" svg:width="0.889cm" svg:height="0.127cm" svg:x="56.88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xml:id="id4" draw:id="id4" draw:layer="layout" svg:width="0.889cm" svg:height="0.127cm" svg:x="62.087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xml:id="id2" draw:id="id2" draw:layer="layout" svg:width="0.889cm" svg:height="0.127cm" svg:x="65.897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1.524cm" svg:height="0.127cm" svg:x="69.326cm" svg:y="11.2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6" draw:layer="layout" svg:width="2.667cm" svg:height="0.762cm" svg:x="6.08cm" svg:y="6.08cm">
          <draw:text-box>
            <text:p text:style-name="P5"><text:span text:style-name="T2">Encoder #1</text:span></text:p>
          </draw:text-box>
        </draw:frame>
        <draw:frame draw:style-name="gr30" draw:text-style-name="P7" draw:layer="layout" svg:width="1.967cm" svg:height="0.604cm" svg:x="9.257cm" svg:y="6.011cm">
          <draw:text-box>
            <text:p text:style-name="P5"><text:span text:style-name="T2">Encoder #2</text:span></text:p>
          </draw:text-box>
        </draw:frame>
        <draw:frame draw:style-name="gr30" draw:text-style-name="P7" draw:layer="layout" svg:width="1.967cm" svg:height="0.604cm" svg:x="13.384cm" svg:y="5.957cm">
          <draw:text-box>
            <text:p text:style-name="P5"><text:span text:style-name="T2">Encoder #3</text:span></text:p>
          </draw:text-box>
        </draw:frame>
        <draw:frame draw:style-name="gr30" draw:text-style-name="P7" draw:layer="layout" svg:width="1.967cm" svg:height="0.604cm" svg:x="19.034cm" svg:y="5.957cm">
          <draw:text-box>
            <text:p text:style-name="P5"><text:span text:style-name="T2">Encoder #4</text:span></text:p>
          </draw:text-box>
        </draw:frame>
        <draw:frame draw:style-name="gr30" draw:text-style-name="P7" draw:layer="layout" svg:width="1.967cm" svg:height="0.604cm" svg:x="25.765cm" svg:y="5.957cm">
          <draw:text-box>
            <text:p text:style-name="P5"><text:span text:style-name="T2">Encoder #5</text:span></text:p>
          </draw:text-box>
        </draw:frame>
        <draw:frame draw:style-name="gr31" draw:text-style-name="P7" draw:layer="layout" svg:width="3.745cm" svg:height="1.307cm" svg:x="35.228cm" svg:y="5.957cm">
          <draw:text-box>
            <text:p text:style-name="P5"><text:span text:style-name="T2">1x1 Convolutional layer</text:span></text:p>
          </draw:text-box>
        </draw:frame>
        <draw:frame draw:style-name="gr32" draw:text-style-name="P7" draw:layer="layout" svg:width="2.286cm" svg:height="0.955cm" svg:x="46.72cm" svg:y="5.957cm">
          <draw:text-box>
            <text:p text:style-name="P5"><text:span text:style-name="T2">D</text:span><text:span text:style-name="T2">e</text:span><text:span text:style-name="T2">c</text:span><text:span text:style-name="T2">o</text:span><text:span text:style-name="T2">d</text:span><text:span text:style-name="T2">er </text:span><text:span text:style-name="T2">#</text:span><text:span text:style-name="T2">1</text:span></text:p>
          </draw:text-box>
        </draw:frame>
        <draw:frame draw:style-name="gr32" draw:text-style-name="P7" draw:layer="layout" svg:width="2.286cm" svg:height="0.955cm" svg:x="53.578cm" svg:y="5.953cm">
          <draw:text-box>
            <text:p text:style-name="P5"><text:span text:style-name="T2">Decoder #2</text:span></text:p>
          </draw:text-box>
        </draw:frame>
        <draw:frame draw:style-name="gr32" draw:text-style-name="P7" draw:layer="layout" svg:width="2.286cm" svg:height="0.955cm" svg:x="59.293cm" svg:y="5.954cm">
          <draw:text-box>
            <text:p text:style-name="P5"><text:span text:style-name="T2">Decoder #3</text:span></text:p>
          </draw:text-box>
        </draw:frame>
        <draw:frame draw:style-name="gr32" draw:text-style-name="P7" draw:layer="layout" svg:width="2.286cm" svg:height="0.955cm" svg:x="63.992cm" svg:y="5.953cm">
          <draw:text-box>
            <text:p text:style-name="P5"><text:span text:style-name="T2">Decoder #4</text:span></text:p>
          </draw:text-box>
        </draw:frame>
        <draw:frame draw:style-name="gr32" draw:text-style-name="P7" draw:layer="layout" svg:width="2.286cm" svg:height="0.955cm" svg:x="67.929cm" svg:y="5.954cm">
          <draw:text-box>
            <text:p text:style-name="P5"><text:span text:style-name="T2">Decoder #5</text:span></text:p>
          </draw:text-box>
        </draw:frame>
        <draw:frame draw:style-name="gr33" draw:text-style-name="P6" draw:layer="layout" svg:width="2.667cm" svg:height="1.397cm" svg:x="2.905cm" svg:y="6.08cm">
          <draw:text-box>
            <text:p text:style-name="P5"><text:span text:style-name="T2">Input Image</text:span></text:p>
          </draw:text-box>
        </draw:frame>
        <draw:frame draw:style-name="gr33" draw:text-style-name="P6" draw:layer="layout" svg:width="2.667cm" svg:height="1.397cm" svg:x="71.331cm" svg:y="5.881cm">
          <draw:text-box>
            <text:p text:style-name="P5"><text:span text:style-name="T2">Output Image</text:span></text:p>
          </draw:text-box>
        </draw:frame>
        <draw:connector draw:style-name="gr34" draw:text-style-name="P8" draw:layer="layout" svg:x1="3.754cm" svg:y1="14.1cm" svg:x2="66.341cm" svg:y2="11.414cm" draw:start-shape="id1" draw:start-glue-point="2" draw:end-shape="id2" draw:end-glue-point="2" svg:d="M3754 14100v501h62587v-3187" svg:viewBox="0 0 62588 3188">
          <text:p/>
        </draw:connector>
        <draw:connector draw:style-name="gr34" draw:text-style-name="P8" draw:layer="layout" draw:line-skew="1.069cm" svg:x1="6.739cm" svg:y1="12.764cm" svg:x2="62.531cm" svg:y2="11.414cm" draw:start-shape="id3" draw:start-glue-point="2" draw:end-shape="id4" draw:end-glue-point="2" svg:d="M6739 12764v1571h55792v-2921" svg:viewBox="0 0 55793 2922">
          <text:p/>
        </draw:connector>
        <draw:connector draw:style-name="gr34" draw:text-style-name="P8" draw:layer="layout" draw:line-skew="1.389cm" svg:x1="9.985cm" svg:y1="12.19cm" svg:x2="57.324cm" svg:y2="11.414cm" draw:start-shape="id5" draw:start-glue-point="2" draw:end-shape="id6" draw:end-glue-point="2" svg:d="M9985 12190v1891h47339v-2667" svg:viewBox="0 0 47340 2668">
          <text:p/>
        </draw:connector>
        <draw:connector draw:style-name="gr34" draw:text-style-name="P8" draw:layer="layout" draw:line-skew="1.431cm" svg:x1="14.492cm" svg:y1="11.895cm" svg:x2="51.382cm" svg:y2="11.414cm" draw:start-shape="id7" draw:start-glue-point="2" draw:end-shape="id8" draw:end-glue-point="2" svg:d="M14492 11895v1932h36890v-2413" svg:viewBox="0 0 36891 2414">
          <text:p/>
        </draw:connector>
        <draw:connector draw:style-name="gr34" draw:text-style-name="P8" draw:layer="layout" draw:line-skew="1.43cm" svg:x1="20.012cm" svg:y1="11.641cm" svg:x2="43.735cm" svg:y2="11.414cm" draw:start-shape="id9" draw:start-glue-point="2" draw:end-shape="id10" draw:end-glue-point="2" svg:d="M20012 11641v1932h23723v-2159" svg:viewBox="0 0 23724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6pt" fo:text-shadow="none" style:text-underline-style="none" style:letter-kerning="true" style:font-name-asian="DejaVu Sans2" style:font-family-asian="'DejaVu Sans'" style:font-style-name-asian="Book" style:font-family-generic-asian="swiss" style:font-pitch-asian="variable" style:font-name-complex="DejaVu Sans2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1:31:13.116697702</meta:creation-date>
    <meta:editing-duration>PT18M24S</meta:editing-duration>
    <meta:editing-cycles>5</meta:editing-cycles>
    <meta:generator>LibreOffice/5.1.6.2$Linux_X86_64 LibreOffice_project/10m0$Build-2</meta:generator>
    <dc:date>2017-11-13T22:18:04.588310719</dc:date>
    <meta:document-statistic meta:object-count="82"/>
  </office:meta>
</office:document-meta>
</file>